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3mm"/>
    </style:style>
    <style:style style:name="co2" style:family="table-column">
      <style:table-column-properties fo:break-before="auto" style:column-width="73.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3" office:value-type="string" calcext:value-type="string">
            <text:p>Nome e Cognome</text:p>
          </table:table-cell>
          <table:table-cell table:style-name="ce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];1)" office:value-type="float" office:value="2" calcext:value-type="float">
            <text:p>2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3];1)" office:value-type="float" office:value="3" calcext:value-type="float">
            <text:p>3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4];1)" office:value-type="float" office:value="4" calcext:value-type="float">
            <text:p>4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5];1)" office:value-type="float" office:value="5" calcext:value-type="float">
            <text:p>5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6];1)" office:value-type="float" office:value="6" calcext:value-type="float">
            <text:p>6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7];1)" office:value-type="float" office:value="7" calcext:value-type="float">
            <text:p>7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8];1)" office:value-type="float" office:value="8" calcext:value-type="float">
            <text:p>8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9];1)" office:value-type="float" office:value="9" calcext:value-type="float">
            <text:p>9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10];1)" office:value-type="float" office:value="10" calcext:value-type="float">
            <text:p>10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11];1)" office:value-type="float" office:value="11" calcext:value-type="float">
            <text:p>11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12];1)" office:value-type="float" office:value="12" calcext:value-type="float">
            <text:p>12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13];1)" office:value-type="float" office:value="13" calcext:value-type="float">
            <text:p>13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14];1)" office:value-type="float" office:value="14" calcext:value-type="float">
            <text:p>14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15];1)" office:value-type="float" office:value="15" calcext:value-type="float">
            <text:p>15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16];1)" office:value-type="float" office:value="16" calcext:value-type="float">
            <text:p>16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17];1)" office:value-type="float" office:value="17" calcext:value-type="float">
            <text:p>17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18];1)" office:value-type="float" office:value="18" calcext:value-type="float">
            <text:p>18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19];1)" office:value-type="float" office:value="19" calcext:value-type="float">
            <text:p>19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0];1)" office:value-type="float" office:value="20" calcext:value-type="float">
            <text:p>20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1];1)" office:value-type="float" office:value="21" calcext:value-type="float">
            <text:p>21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2];1)" office:value-type="float" office:value="22" calcext:value-type="float">
            <text:p>22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3];1)" office:value-type="float" office:value="23" calcext:value-type="float">
            <text:p>23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4];1)" office:value-type="float" office:value="24" calcext:value-type="float">
            <text:p>24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5];1)" office:value-type="float" office:value="25" calcext:value-type="float">
            <text:p>25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6];1)" office:value-type="float" office:value="26" calcext:value-type="float">
            <text:p>26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7];1)" office:value-type="float" office:value="27" calcext:value-type="float">
            <text:p>27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8];1)" office:value-type="float" office:value="28" calcext:value-type="float">
            <text:p>28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29];1)" office:value-type="float" office:value="29" calcext:value-type="float">
            <text:p>29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30];1)" office:value-type="float" office:value="30" calcext:value-type="float">
            <text:p>30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31];1)" office:value-type="float" office:value="31" calcext:value-type="float">
            <text:p>31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32];1)" office:value-type="float" office:value="32" calcext:value-type="float">
            <text:p>32</text:p>
          </table:table-cell>
          <table:table-cell table:style-name="ce4" table:number-columns-repeated="2"/>
        </table:table-row>
        <table:table-row table:style-name="ro1">
          <table:table-cell table:style-name="ce1" table:formula="of:=SUM([.A33];1)" office:value-type="float" office:value="33" calcext:value-type="float">
            <text:p>33</text:p>
          </table:table-cell>
          <table:table-cell table:style-name="ce4" table:number-columns-repeated="2"/>
        </table:table-row>
        <table:table-row table:style-name="ro1" table:number-rows-repeated="104854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5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</meta:initial-creator>
    <meta:creation-date>2017-09-02T00:12:33.781927155</meta:creation-date>
    <dc:date>2017-09-02T00:16:00.631271560</dc:date>
    <dc:creator>nicola </dc:creator>
    <meta:editing-duration>PT20S</meta:editing-duration>
    <meta:editing-cycles>1</meta:editing-cycles>
    <meta:document-statistic meta:table-count="1" meta:cell-count="34" meta:object-count="0"/>
    <meta:generator>LibreOffice/5.1.6.2$Linux_X86_64 LibreOffice_project/07ac168c60a517dba0f0d7bc7540f5afa45f0909</meta:generator>
  </office:meta>
</office:document-meta>
</file>